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600000088F215F61FD75D4A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3.307cm" style:rel-column-width="12749*"/>
    </style:style>
    <style:style style:name="Table1.B" style:family="table-column">
      <style:table-column-properties style:column-width="13.693cm" style:rel-column-width="52786*"/>
    </style:style>
    <style:style style:name="Table1.A1" style:family="table-cell">
      <style:table-cell-properties fo:padding="0.097cm" fo:border="none" style:writing-mode="page"/>
    </style:style>
    <style:style style:name="Table1.6" style:family="table-row">
      <style:table-row-properties style:min-row-height="3.903cm"/>
    </style:style>
    <style:style style:name="Table1.8" style:family="table-row">
      <style:table-row-properties style:min-row-height="3.209cm"/>
    </style:style>
    <style:style style:name="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 style:family="paragraph" style:parent-style-name="Table_20_Contents">
      <style:text-properties officeooo:rsid="000c73fa" officeooo:paragraph-rsid="000c73fa"/>
    </style:style>
    <style:style style:name="P3" style:family="paragraph" style:parent-style-name="Standard">
      <style:text-properties fo:font-weight="bold" officeooo:rsid="000c73fa" officeooo:paragraph-rsid="000c73fa" style:font-weight-asian="bold" style:font-weight-complex="bold"/>
    </style:style>
    <style:style style:name="P4" style:family="paragraph" style:parent-style-name="Table_20_Contents">
      <style:text-properties fo:font-weight="bold" officeooo:rsid="000c73fa" officeooo:paragraph-rsid="000c73fa" style:font-weight-asian="bold" style:font-weight-complex="bold"/>
    </style:style>
    <style:style style:name="P5" style:family="paragraph" style:parent-style-name="Standard">
      <style:text-properties fo:font-weight="bold" officeooo:rsid="000c73fa" style:font-weight-asian="bold" style:font-weight-complex="bold"/>
    </style:style>
    <style:style style:name="P6" style:family="paragraph" style:parent-style-name="Table_20_Contents">
      <style:text-properties fo:font-weight="bold" officeooo:rsid="000d56f7" officeooo:paragraph-rsid="000d56f7" style:font-weight-asian="bold" style:font-weight-complex="bold"/>
    </style:style>
    <style:style style:name="P7" style:family="paragraph" style:parent-style-name="Table_20_Contents">
      <style:text-properties fo:font-weight="bold" officeooo:rsid="001a225e" officeooo:paragraph-rsid="001a225e" style:font-weight-asian="bold" style:font-weight-complex="bold"/>
    </style:style>
    <style:style style:name="P8" style:family="paragraph" style:parent-style-name="Standard">
      <style:text-properties fo:font-weight="normal" officeooo:rsid="000c73fa" officeooo:paragraph-rsid="000c73fa" style:font-weight-asian="normal" style:font-weight-complex="normal"/>
    </style:style>
    <style:style style:name="P9" style:family="paragraph" style:parent-style-name="Table_20_Contents">
      <style:paragraph-properties fo:text-align="justify" style:justify-single-word="false"/>
      <style:text-properties officeooo:rsid="00126dc1" officeooo:paragraph-rsid="00126dc1"/>
    </style:style>
    <style:style style:name="P10" style:family="paragraph" style:parent-style-name="Table_20_Contents">
      <style:paragraph-properties fo:text-align="justify" style:justify-single-word="false"/>
      <style:text-properties officeooo:rsid="001541e1" officeooo:paragraph-rsid="001541e1"/>
    </style:style>
    <style:style style:name="P11" style:family="paragraph" style:parent-style-name="Table_20_Contents">
      <style:text-properties officeooo:paragraph-rsid="000c73fa"/>
    </style:style>
    <style:style style:name="P12" style:family="paragraph" style:parent-style-name="Table_20_Contents">
      <style:text-properties officeooo:rsid="002d0ab0" officeooo:paragraph-rsid="002d0ab0"/>
    </style:style>
    <style:style style:name="P13" style:family="paragraph" style:parent-style-name="Table_20_Contents">
      <style:paragraph-properties fo:text-align="justify" style:justify-single-word="false"/>
      <style:text-properties officeooo:rsid="002455c5" officeooo:paragraph-rsid="00126dc1"/>
    </style:style>
    <style:style style:name="P14" style:family="paragraph" style:parent-style-name="Table_20_Contents">
      <style:paragraph-properties fo:text-align="justify" style:justify-single-word="false"/>
      <style:text-properties officeooo:paragraph-rsid="002bcfe2"/>
    </style:style>
    <style:style style:name="P15" style:family="paragraph" style:parent-style-name="Table_20_Contents" style:list-style-name="L8">
      <style:text-properties officeooo:paragraph-rsid="002d0ab0"/>
    </style:style>
    <style:style style:name="P16" style:family="paragraph" style:parent-style-name="Table_20_Contents" style:list-style-name="L8">
      <style:text-properties officeooo:rsid="002d0ab0" officeooo:paragraph-rsid="002d0ab0"/>
    </style:style>
    <style:style style:name="P17" style:family="paragraph" style:parent-style-name="Table_20_Contents" style:list-style-name="L8">
      <style:text-properties officeooo:rsid="002e8a95" officeooo:paragraph-rsid="002d0ab0"/>
    </style:style>
    <style:style style:name="P18" style:family="paragraph" style:parent-style-name="Table_20_Contents" style:list-style-name="L1">
      <style:text-properties officeooo:rsid="000d56f7" officeooo:paragraph-rsid="000d56f7"/>
    </style:style>
    <style:style style:name="P19" style:family="paragraph" style:parent-style-name="Table_20_Contents">
      <style:text-properties officeooo:rsid="0033fed4" officeooo:paragraph-rsid="0033fed4"/>
    </style:style>
    <style:style style:name="P2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a" loext:opacity="100%" style:text-line-through-style="none" style:text-line-through-type="none" style:text-underline-style="none" style:text-blinking="false" fo:background-color="transparent"/>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a" loext:opacity="100%" style:text-line-through-style="none" style:text-line-through-type="none" style:text-underline-style="none" officeooo:paragraph-rsid="0032b250" style:text-blinking="false" fo:background-color="transparent"/>
    </style:style>
    <style:style style:name="P2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0a905" style:text-blinking="false" fo:background-color="transparent"/>
    </style:style>
    <style:style style:name="P2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15449" style:text-blinking="false" fo:background-color="transparent"/>
    </style:style>
    <style:style style:name="P2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2b250" style:text-blinking="false" fo:background-color="transparent"/>
    </style:style>
    <style:style style:name="P2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text-underline-style="none" officeooo:paragraph-rsid="0030a905" style:text-blinking="false" fo:background-color="transparent"/>
    </style:style>
    <style:style style:name="P2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text-underline-style="none" officeooo:paragraph-rsid="00315449" style:text-blinking="false" fo:background-color="transparent"/>
    </style:style>
    <style:style style:name="P30" style:family="paragraph" style:parent-style-name="Text_20_body">
      <style:paragraph-properties fo:margin-top="0cm" fo:margin-bottom="0cm" style:contextual-spacing="false" fo:line-height="179%" fo:text-align="justify" style:justify-single-word="false" style:writing-mode="lr-tb"/>
    </style:style>
    <style:style style:name="P31" style:family="paragraph" style:parent-style-name="Text_20_body">
      <style:paragraph-properties fo:margin-top="0cm" fo:margin-bottom="0cm" style:contextual-spacing="false"/>
      <style:text-properties officeooo:paragraph-rsid="000c73fa"/>
    </style:style>
    <style:style style:name="P32" style:family="paragraph" style:parent-style-name="Text_20_body">
      <style:paragraph-properties fo:margin-top="0cm" fo:margin-bottom="0cm" style:contextual-spacing="false" fo:line-height="115%" fo:text-align="justify" style:justify-single-word="false" style:writing-mode="lr-tb"/>
      <style:text-properties fo:font-weight="normal"/>
    </style:style>
    <style:style style:name="P33" style:family="paragraph" style:parent-style-name="Text_20_body">
      <style:text-properties officeooo:paragraph-rsid="0030a905"/>
    </style:style>
    <style:style style:name="P34" style:family="paragraph" style:parent-style-name="Text_20_body">
      <style:paragraph-properties fo:margin-top="0cm" fo:margin-bottom="0cm" style:contextual-spacing="false" fo:line-height="120%" fo:text-align="justify" style:justify-single-word="false" style:writing-mode="lr-tb"/>
    </style:style>
    <style:style style:name="P35" style:family="paragraph" style:parent-style-name="Text_20_body">
      <style:text-properties officeooo:paragraph-rsid="0032b250"/>
    </style:style>
    <style:style style:name="T1" style:family="text">
      <style:text-properties style:text-position="super 58%"/>
    </style:style>
    <style:style style:name="T2" style:family="text">
      <style:text-properties officeooo:rsid="00126dc1"/>
    </style:style>
    <style:style style:name="T3" style:family="text">
      <style:text-properties officeooo:rsid="00152754"/>
    </style:style>
    <style:style style:name="T4" style:family="text">
      <style:text-properties officeooo:rsid="0025baff"/>
    </style:style>
    <style:style style:name="T5" style:family="text">
      <style:text-properties officeooo:rsid="0025d077"/>
    </style:style>
    <style:style style:name="T6"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7"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999999" loext:char-shading-value="0"/>
    </style:style>
    <style:style style:name="T8"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a"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14" style:family="text">
      <style:text-properties officeooo:rsid="000c73fa"/>
    </style:style>
    <style:style style:name="T15" style:family="text">
      <style:text-properties officeooo:rsid="002bcfe2"/>
    </style:style>
    <style:style style:name="T16" style:family="text">
      <style:text-properties officeooo:rsid="002d0ab0"/>
    </style:style>
    <style:style style:name="T17" style:family="text">
      <style:text-properties officeooo:rsid="002ea5ec"/>
    </style:style>
    <style:style style:name="T18" style:family="text">
      <style:text-properties officeooo:rsid="0030a905"/>
    </style:style>
    <style:style style:name="T19" style:family="text">
      <style:text-properties style:font-name="Times New Roman" fo:font-size="12pt" fo:font-style="normal" fo:font-weight="normal"/>
    </style:style>
    <style:style style:name="T20" style:family="text">
      <style:text-properties style:font-name="Times New Roman" fo:font-size="12pt" fo:font-style="normal" fo:font-weight="normal" officeooo:rsid="0030a905"/>
    </style:style>
    <style:style style:name="T21" style:family="text">
      <style:text-properties style:font-name="Times New Roman" fo:font-size="12pt" fo:font-style="normal" fo:font-weight="normal" officeooo:rsid="00315449"/>
    </style:style>
    <style:style style:name="T22" style:family="text">
      <style:text-properties fo:font-weight="bold" officeooo:rsid="0030a905" style:font-weight-asian="bold" style:font-weight-complex="bold"/>
    </style:style>
    <style:style style:name="T23" style:family="text">
      <style:text-properties officeooo:rsid="0032b250"/>
    </style:style>
    <style:style style:name="T2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Experiment No:</text:p>
          </table:table-cell>
          <table:table-cell table:style-name="Table1.A1" office:value-type="string">
            <text:p text:style-name="P11"><text:span text:style-name="T14"><text:s/>0</text:span><text:span text:style-name="T18">4</text:span></text:p>
          </table:table-cell>
        </table:table-row>
        <table:table-row>
          <table:table-cell table:style-name="Table1.A1" office:value-type="string">
            <text:p text:style-name="P3">Aim:</text:p>
          </table:table-cell>
          <table:table-cell table:style-name="Table1.A1" office:value-type="string">
            <text:p text:style-name="P31"><text:span text:style-name="T10">To design and develop Haskell code for given programming problems Part 01.</text:span></text:p>
          </table:table-cell>
        </table:table-row>
        <table:table-row>
          <table:table-cell table:style-name="Table1.A1" office:value-type="string">
            <text:p text:style-name="P3">Lab Objective:</text:p>
          </table:table-cell>
          <table:table-cell table:style-name="Table1.A1" office:value-type="string">
            <text:p text:style-name="P8">Design and implement declarative programs in functional and logic programming languages.</text:p>
          </table:table-cell>
        </table:table-row>
        <table:table-row>
          <table:table-cell table:style-name="Table1.A1" office:value-type="string">
            <text:p text:style-name="P4">Lab Outcomes:</text:p>
          </table:table-cell>
          <table:table-cell table:style-name="Table1.A1" office:value-type="string">
            <text:p text:style-name="P2">Design and Develop solution based on declarative programming paradigm using functional and logic programming (LO2)</text:p>
          </table:table-cell>
        </table:table-row>
        <table:table-row>
          <table:table-cell table:style-name="Table1.A1" office:value-type="string">
            <text:p text:style-name="P4">Requirements:</text:p>
          </table:table-cell>
          <table:table-cell table:style-name="Table1.A1" office:value-type="string">
            <text:p text:style-name="P2">Any Text Editor and Glasgow Haskell Compiler 8.0+ Version</text:p>
          </table:table-cell>
        </table:table-row>
        <table:table-row table:style-name="Table1.6">
          <table:table-cell table:style-name="Table1.A1" office:value-type="string">
            <text:p text:style-name="P4">Performance:</text:p>
          </table:table-cell>
          <table:table-cell table:style-name="Table1.A1" office:value-type="string">
            <text:p text:style-name="P10">[Note: While writing the write up student need to change the wording such that it coveys that students have done all following steps. Also where ever output is generated the output must be written by the student ]</text:p>
            <text:p text:style-name="P13"/>
            <text:p text:style-name="P9"><text:span text:style-name="T18">Problem Statement</text:span> 1. </text:p>
            <text:p text:style-name="P32"><text:span text:style-name="T9">Write a Haskell function to </text:span><text:span text:style-name="T8">Implement safetail function that behaves in the </text:span><text:span text:style-name="T11">same way as tail, except that safetail maps the empty list to the empty list, whereas tail gives an error in this case. Define safetail using: (a) a conditional expression; (b) guarded equations; (c) pattern matching.</text:span></text:p>
            <text:p text:style-name="P33"><text:span text:style-name="T18">[</text:span><text:span text:style-name="T22">Note:</text:span><text:span text:style-name="T18"> Sample Code need to be executed and execution steps along with output must be recorded by the students]</text:span><text:line-break/><text:bookmark text:name="docs-internal-guid-ee6828c6-7fff-e394-3d8e-67a309a91154"/><text:span text:style-name="T12">Code Part 01(a)</text:span></text:p>
            <text:p text:style-name="P23">safet :: [a] -&gt; [a]</text:p>
            <text:p text:style-name="P24">sa<text:span text:style-name="T18">f</text:span>et xs = if null xs then [] else (tail xs)</text:p>
            <text:p text:style-name="P23">main :: IO [<text:span text:style-name="T18">Char</text:span>]</text:p>
            <text:p text:style-name="P23">main = do</text:p>
            <text:p text:style-name="P24"><text:s/>putStrLn("Enter a string")</text:p>
            <text:p text:style-name="P28"><text:span text:style-name="T19"><text:s/>name &lt;- getLine</text:span></text:p>
            <text:p text:style-name="P27"><text:span text:style-name="T19"><text:s/>return (safet </text:span><text:span text:style-name="T20">name</text:span><text:span text:style-name="T19">)</text:span></text:p>
            <text:p text:style-name="P30"><text:span text:style-name="T12"/></text:p>
            <text:p text:style-name="P30"><text:span text:style-name="T12">Code Part 01(b)</text:span></text:p>
            <text:p text:style-name="P23">safet (x:xs)</text:p>
            <text:p text:style-name="P27"><text:span text:style-name="T19"><text:s/>| null xs <text:s/>= []</text:span></text:p>
            <text:p text:style-name="P28"><text:span text:style-name="T19"><text:s/>| otherwise = xs</text:span></text:p>
            <text:p text:style-name="P28"><text:span text:style-name="T19">main :: IO [</text:span><text:span text:style-name="T21">Char</text:span><text:span text:style-name="T19">]</text:span></text:p>
            <text:p text:style-name="P23">main = do</text:p>
            <text:p text:style-name="P25"><text:s/>putStrLn("Enter a string")</text:p>
            <text:p text:style-name="P29"><text:span text:style-name="T19"><text:s/>name &lt;- getLine</text:span></text:p>
            <text:p text:style-name="P27"><text:span text:style-name="T19"><text:s/>return (safet [])</text:span></text:p>
            <text:p text:style-name="Text_20_body"><text:soft-page-break/></text:p>
            <text:p text:style-name="P30"><text:span text:style-name="T12">Code Part 01(c)</text:span></text:p>
            <text:p text:style-name="P27"><text:span text:style-name="T19">safet [] = []</text:span></text:p>
            <text:p text:style-name="P27"><text:span text:style-name="T19">safet (x:xs) = xs</text:span></text:p>
            <text:p text:style-name="P27"><text:span text:style-name="T19">main :: IO [Char]</text:span></text:p>
            <text:p text:style-name="P27"><text:span text:style-name="T19">main = do</text:span></text:p>
            <text:p text:style-name="P27"><text:span text:style-name="T19"><text:s/>putStrLn("Enter a string")</text:span></text:p>
            <text:p text:style-name="P27"><text:span text:style-name="T19"><text:s/>name &lt;- getLine</text:span></text:p>
            <text:p text:style-name="P27"><text:span text:style-name="T19"><text:s/>return (safet name)</text:span></text:p>
            <text:p text:style-name="Text_20_body"><text:line-break/><text:span text:style-name="T2">Part </text:span><text:span text:style-name="T3">2</text:span><text:span text:style-name="T2">. </text:span><text:span text:style-name="T9">Write Haskell function to recursive function </text:span><text:span text:style-name="T6">to multiply two natural </text:span><text:span text:style-name="T12">numbers that uses predefined add function.</text:span></text:p>
            <text:p text:style-name="P23">add :: Num a =&gt; a -&gt; a -&gt; a</text:p>
            <text:p text:style-name="P23">add x y = x + y</text:p>
            <text:p text:style-name="P34"><text:span text:style-name="T12"/></text:p>
            <text:p text:style-name="P34"><text:span text:style-name="T12">multiply :: (Ord t, Eq t, Num t) =&gt; t -&gt; t -&gt; t</text:span></text:p>
            <text:p text:style-name="P23">multiply x y</text:p>
            <text:p text:style-name="P27"><text:span text:style-name="T19"><text:s/>| y == 0 = 0</text:span></text:p>
            <text:p text:style-name="P27"><text:span text:style-name="T19"><text:s/>| y &lt; 0 = (-1) * (add x (multiply x ((-y)-1)))</text:span></text:p>
            <text:p text:style-name="P27"><text:span text:style-name="T19"><text:s/>| x &lt; 0 = (-1) * (add (-x) (multiply (-x) (y-1)))</text:span></text:p>
            <text:p text:style-name="P27"><text:span text:style-name="T19"><text:s/>| otherwise = (add x (multiply x (y-1)))</text:span></text:p>
            <text:p text:style-name="P23">main = do</text:p>
            <text:p text:style-name="P27"><text:span text:style-name="T19"><text:s/>return (multiply (-4) 5)</text:span></text:p>
            <text:p text:style-name="P35"><text:span text:style-name="T23">[Note: Update code to input two numbers interactively and convert to int and apply function.]</text:span><text:line-break/></text:p>
            <text:p text:style-name="P14"><text:span text:style-name="T2">Part </text:span><text:span text:style-name="T4">3</text:span><text:span text:style-name="T2">. <text:s/></text:span><text:bookmark text:name="docs-internal-guid-7c1a3a9d-7fff-b954-e925-fd17cbd50354"/><text:span text:style-name="T13">Write Haskell code </text:span><text:span text:style-name="T12">to represent infinite fibobacci series.</text:span></text:p>
            <text:p text:style-name="P23">fibs = 0 : 1 : zipWith (+) fibs (tail fibs)</text:p>
            <text:p text:style-name="P23">main :: IO [Int]</text:p>
            <text:p text:style-name="P26">main = <text:span text:style-name="T23">do</text:span></text:p>
            <text:p text:style-name="P26"><text:s/>return(take 10 fibs)</text:p>
            <text:p text:style-name="P14"><text:span text:style-name="T7"/></text:p>
            <text:p text:style-name="P14"><text:span text:style-name="T2">Part </text:span><text:span text:style-name="T15">4</text:span><text:span text:style-name="T2">. <text:s/></text:span><text:bookmark text:name="docs-internal-guid-3f442ab5-7fff-940d-73e5-eaed9fa53146"/><text:span text:style-name="T9">Write Haskell code using recursion </text:span><text:span text:style-name="T6">to find factorial of a number</text:span></text:p>
            <text:p text:style-name="Text_20_body"/>
            <text:p text:style-name="P20">factorial x</text:p>
            <text:p text:style-name="P21"><text:span text:style-name="T19"><text:s/>| x == 0 = 1</text:span></text:p>
            <text:p text:style-name="P21"><text:soft-page-break/><text:span text:style-name="T19"><text:s/>| x &gt; 0 = x * factorial (x-1)</text:span></text:p>
            <text:p text:style-name="P34"><text:span text:style-name="T6">main = do</text:span></text:p>
            <text:p text:style-name="P22"><text:span text:style-name="T19"><text:s/>putStrLn "\nEnter a positive integer: "</text:span></text:p>
            <text:p text:style-name="P22"><text:span text:style-name="T19"><text:s/>m &lt;- getLine</text:span></text:p>
            <text:p text:style-name="P21"><text:span text:style-name="T19"><text:s/>let y = read m :: Int</text:span></text:p>
            <text:p text:style-name="P34"><text:span text:style-name="T6"><text:s/>return(factorial y)</text:span></text:p>
          </table:table-cell>
        </table:table-row>
        <table:table-row>
          <table:table-cell table:style-name="Table1.A1" office:value-type="string">
            <text:p text:style-name="P6">Conclusion:</text:p>
          </table:table-cell>
          <table:table-cell table:style-name="Table1.A1" office:value-type="string">
            <text:p text:style-name="P19">Thus we have understood how to create functional solution to programming problems using Haskell.</text:p>
          </table:table-cell>
        </table:table-row>
        <table:table-row table:style-name="Table1.8">
          <table:table-cell table:style-name="Table1.A1" office:value-type="string">
            <text:p text:style-name="P6">Reference:</text:p>
          </table:table-cell>
          <table:table-cell table:style-name="Table1.A1" office:value-type="string">
            <text:list xml:id="list2486094670" text:style-name="L1">
              <text:list-item>
                <text:p text:style-name="P18">Glasgow Haskell Project Home Page. <text:a xlink:type="simple" xlink:href="https://www.haskell.org/" text:style-name="Internet_20_link" text:visited-style-name="Visited_20_Internet_20_Link">https://www.haskell.org/</text:a></text:p>
              </text:list-item>
              <text:list-item>
                <text:p text:style-name="P18">Learn You a Haskell for Great Good ! A Beginner's Guide <text:a xlink:type="simple" xlink:href="http://learnyouahaskell.com/" text:style-name="Internet_20_link" text:visited-style-name="Visited_20_Internet_20_Link">http://learnyouahaskell.com/</text:a></text:p>
              </text:list-item>
              <text:list-item>
                <text:p text:style-name="P18">Michael L Scott, ‘Programming Language Pragmatics’, 3<text:span text:style-name="T1">rd</text:span> Edition, Elsevier Publication.</text:p>
              </text:list-item>
            </text:list>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084141d7-7fff-24d7-96a5-0bacc12f7eab"/><draw:frame draw:style-name="Mfr1" draw:name="Image1" text:anchor-type="as-char" svg:width="17cm" svg:height="2.699cm" draw:z-index="2"><draw:image xlink:href="Pictures/100000000000037600000088F215F61FD75D4A90.png" xlink:type="simple" xlink:show="embed" xlink:actuate="onLoad" draw:mime-type="image/png"/><svg:title>C:\Users\DELL\Desktop\ITDEPT LOGO.png</svg:title></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0:47:04.365415245</meta:creation-date>
    <dc:date>2022-12-31T17:25:19.884642860</dc:date>
    <meta:editing-duration>PT2H59M31S</meta:editing-duration>
    <meta:editing-cycles>15</meta:editing-cycles>
    <meta:generator>LibreOffice/7.3.7.2$Linux_X86_64 LibreOffice_project/30$Build-2</meta:generator>
    <meta:document-statistic meta:table-count="1" meta:image-count="1" meta:object-count="0" meta:page-count="3" meta:paragraph-count="72" meta:word-count="498" meta:character-count="2731" meta:non-whitespace-character-count="2277"/>
  </office:meta>
</office:document-meta>
</file>